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2d6" officeooo:paragraph-rsid="000622d6"/>
    </style:style>
    <style:style style:name="P2" style:family="paragraph" style:parent-style-name="Standard">
      <style:text-properties officeooo:rsid="00076987" officeooo:paragraph-rsid="00076987"/>
    </style:style>
    <style:style style:name="P3" style:family="paragraph" style:parent-style-name="Standard">
      <style:text-properties officeooo:rsid="00089cf3" officeooo:paragraph-rsid="00089cf3"/>
    </style:style>
    <style:style style:name="P4" style:family="paragraph" style:parent-style-name="Standard">
      <style:text-properties officeooo:rsid="000acdb7" officeooo:paragraph-rsid="000acdb7"/>
    </style:style>
    <style:style style:name="P5" style:family="paragraph" style:parent-style-name="Standard">
      <style:text-properties officeooo:rsid="000c9d39" officeooo:paragraph-rsid="000c9d39"/>
    </style:style>
    <style:style style:name="P6" style:family="paragraph" style:parent-style-name="Standard">
      <style:text-properties officeooo:rsid="000fbb5f" officeooo:paragraph-rsid="000fbb5f"/>
    </style:style>
    <style:style style:name="P7" style:family="paragraph" style:parent-style-name="Standard">
      <style:text-properties officeooo:rsid="0010225d" officeooo:paragraph-rsid="0010225d"/>
    </style:style>
    <style:style style:name="P8" style:family="paragraph" style:parent-style-name="Standard">
      <style:text-properties officeooo:rsid="00106c82" officeooo:paragraph-rsid="00106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I am Atharv</text:p>
      <text:p text:style-name="P1"/>
      <text:p text:style-name="P2">Time for version 2</text:p>
      <text:p text:style-name="P2"/>
      <text:p text:style-name="P3">Time for version 7</text:p>
      <text:p text:style-name="P3"/>
      <text:p text:style-name="P4">V9</text:p>
      <text:p text:style-name="P4"/>
      <text:p text:style-name="P5">V12</text:p>
      <text:p text:style-name="P5"/>
      <text:p text:style-name="P6">Wtf am i doing</text:p>
      <text:p text:style-name="P6"/>
      <text:p text:style-name="P7">wtf</text:p>
      <text:p text:style-name="P7"/>
      <text:p text:style-name="P8">Yeah man we did it!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0T16:30:40.951664645</meta:creation-date>
    <dc:date>2023-09-24T23:36:29.064699754</dc:date>
    <meta:editing-duration>PT6M41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4" meta:character-count="91" meta:non-whitespace-character-count="75"/>
  </office:meta>
</office:document-meta>
</file>